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08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3799in"/>
    </style:style>
    <style:style style:name="co6" style:family="table-column">
      <style:table-column-properties fo:break-before="auto" style:column-width="0.4429in"/>
    </style:style>
    <style:style style:name="co7" style:family="table-column">
      <style:table-column-properties fo:break-before="auto" style:column-width="1.1091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ta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r name</text:p>
          </table:table-cell>
          <table:table-cell office:value-type="string" calcext:value-type="string">
            <text:p>desi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elat</text:p>
          </table:table-cell>
          <table:table-cell office:value-type="string" calcext:value-type="string">
            <text:p>elong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Mag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bih</text:p>
          </table:table-cell>
          <table:table-cell office:value-type="string" calcext:value-type="string">
            <text:p>HIP 10034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abih</text:p>
          </table:table-cell>
          <table:table-cell office:value-type="string" calcext:value-type="string">
            <text:p>HIP 100345</text:p>
          </table:table-cell>
          <table:table-cell office:value-type="float" office:value="4.588801104" calcext:value-type="float">
            <text:p>4.588801104</text:p>
          </table:table-cell>
          <table:table-cell office:value-type="float" office:value="304.0429685" calcext:value-type="float">
            <text:p>304.0429685</text:p>
          </table:table-cell>
          <table:table-cell office:value-type="float" office:value="-14.7822531" calcext:value-type="float">
            <text:p>-14.7822531</text:p>
          </table:table-cell>
          <table:table-cell office:value-type="float" office:value="-54.75167582" calcext:value-type="float">
            <text:p>-54.75167582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eb Algedi</text:p>
          </table:table-cell>
          <table:table-cell office:value-type="string" calcext:value-type="string">
            <text:p>HIP 10755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eneb Algedi</text:p>
          </table:table-cell>
          <table:table-cell office:value-type="string" calcext:value-type="string">
            <text:p>HIP 107556</text:p>
          </table:table-cell>
          <table:table-cell office:value-type="float" office:value="-2.60371939" calcext:value-type="float">
            <text:p>-2.60371939</text:p>
          </table:table-cell>
          <table:table-cell office:value-type="float" office:value="323.5401637" calcext:value-type="float">
            <text:p>323.5401637</text:p>
          </table:table-cell>
          <table:table-cell office:value-type="float" office:value="-16.1300069" calcext:value-type="float">
            <text:p>-16.1300069</text:p>
          </table:table-cell>
          <table:table-cell office:value-type="float" office:value="-33.24145134" calcext:value-type="float">
            <text:p>-33.24145134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6 Capric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dalmelik</text:p>
          </table:table-cell>
          <table:table-cell office:value-type="string" calcext:value-type="string">
            <text:p>HIP 10907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Sadalmelik</text:p>
          </table:table-cell>
          <table:table-cell office:value-type="string" calcext:value-type="string">
            <text:p>HIP 109074</text:p>
          </table:table-cell>
          <table:table-cell office:value-type="float" office:value="10.66238731" calcext:value-type="float">
            <text:p>10.66238731</text:p>
          </table:table-cell>
          <table:table-cell office:value-type="float" office:value="333.3500316" calcext:value-type="float">
            <text:p>333.3500316</text:p>
          </table:table-cell>
          <table:table-cell office:value-type="float" office:value="-0.31993785" calcext:value-type="float">
            <text:p>-0.31993785</text:p>
          </table:table-cell>
          <table:table-cell office:value-type="float" office:value="-28.55654312" calcext:value-type="float">
            <text:p>-28.55654312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5 Aquari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cha</text:p>
          </table:table-cell>
          <table:table-cell office:value-type="string" calcext:value-type="string">
            <text:p>HIP 1100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ncha</text:p>
          </table:table-cell>
          <table:table-cell office:value-type="string" calcext:value-type="string">
            <text:p>HIP 110003</text:p>
          </table:table-cell>
          <table:table-cell office:value-type="float" office:value="2.706448705" calcext:value-type="float">
            <text:p>2.706448705</text:p>
          </table:table-cell>
          <table:table-cell office:value-type="float" office:value="333.2617571" calcext:value-type="float">
            <text:p>333.2617571</text:p>
          </table:table-cell>
          <table:table-cell office:value-type="float" office:value="-7.7842835" calcext:value-type="float">
            <text:p>-7.7842835</text:p>
          </table:table-cell>
          <table:table-cell office:value-type="float" office:value="-25.79298864" calcext:value-type="float">
            <text:p>-25.79298864</text:p>
          </table:table-cell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aris</text:p>
          </table:table-cell>
          <table:table-cell office:value-type="string" calcext:value-type="string">
            <text:p>HIP 1176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Polaris</text:p>
          </table:table-cell>
          <table:table-cell office:value-type="string" calcext:value-type="string">
            <text:p>HIP 11767</text:p>
          </table:table-cell>
          <table:table-cell office:value-type="float" office:value="66.10151875" calcext:value-type="float">
            <text:p>66.10151875</text:p>
          </table:table-cell>
          <table:table-cell office:value-type="float" office:value="88.58259182" calcext:value-type="float">
            <text:p>88.58259182</text:p>
          </table:table-cell>
          <table:table-cell office:value-type="float" office:value="89.26883221" calcext:value-type="float">
            <text:p>89.26883221</text:p>
          </table:table-cell>
          <table:table-cell office:value-type="float" office:value="38.253136404" calcext:value-type="float">
            <text:p>38.25313640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.5546" calcext:value-type="float">
            <text:p>123.5546</text:p>
          </table:table-cell>
          <table:table-cell office:value-type="float" office:value="81.93696" calcext:value-type="float">
            <text:p>81.93696</text:p>
          </table:table-cell>
          <table:table-cell office:value-type="string" calcext:value-type="string">
            <text:p>Bahrani</text:p>
          </table:table-cell>
          <table:table-cell office:value-type="string" calcext:value-type="string">
            <text:p>HR 8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Bharani</text:p>
          </table:table-cell>
          <table:table-cell office:value-type="string" calcext:value-type="string">
            <text:p>HIP 13209</text:p>
          </table:table-cell>
          <table:table-cell office:value-type="float" office:value="10.44940709" calcext:value-type="float">
            <text:p>10.44940709</text:p>
          </table:table-cell>
          <table:table-cell office:value-type="float" office:value="48.20824285" calcext:value-type="float">
            <text:p>48.20824285</text:p>
          </table:table-cell>
          <table:table-cell office:value-type="float" office:value="27.26160756" calcext:value-type="float">
            <text:p>27.26160756</text:p>
          </table:table-cell>
          <table:table-cell office:value-type="float" office:value="42.501043704" calcext:value-type="float">
            <text:p>42.501043704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19 HR 838 <text:s text:c="2"/>6193 <text:s text:c="3"/>41 <text:s/>Ari Ar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.7191" calcext:value-type="float">
            <text:p>141.7191</text:p>
          </table:table-cell>
          <table:table-cell office:value-type="float" office:value="78.15144" calcext:value-type="float">
            <text:p>78.15144</text:p>
          </table:table-cell>
          <table:table-cell/>
          <table:table-cell office:value-type="string" calcext:value-type="string">
            <text:p>HR 8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16 Per</text:p>
          </table:table-cell>
          <table:table-cell office:value-type="string" calcext:value-type="string">
            <text:p>HIP 13254</text:p>
          </table:table-cell>
          <table:table-cell office:value-type="float" office:value="20.94327211" calcext:value-type="float">
            <text:p>20.94327211</text:p>
          </table:table-cell>
          <table:table-cell office:value-type="float" office:value="51.84192759" calcext:value-type="float">
            <text:p>51.84192759</text:p>
          </table:table-cell>
          <table:table-cell office:value-type="float" office:value="38.32052223" calcext:value-type="float">
            <text:p>38.32052223</text:p>
          </table:table-cell>
          <table:table-cell office:value-type="float" office:value="42.653086066" calcext:value-type="float">
            <text:p>42.653086066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.7177" calcext:value-type="float">
            <text:p>128.7177</text:p>
          </table:table-cell>
          <table:table-cell office:value-type="float" office:value="58.49874" calcext:value-type="float">
            <text:p>58.49874</text:p>
          </table:table-cell>
          <table:table-cell office:value-type="string" calcext:value-type="string">
            <text:p>Pleiades: Electra</text:p>
          </table:table-cell>
          <table:table-cell office:value-type="string" calcext:value-type="string">
            <text:p>HR 11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HIP 17499</text:p>
          </table:table-cell>
          <table:table-cell office:value-type="float" office:value="4.189786908" calcext:value-type="float">
            <text:p>4.189786908</text:p>
          </table:table-cell>
          <table:table-cell office:value-type="float" office:value="59.41698059" calcext:value-type="float">
            <text:p>59.41698059</text:p>
          </table:table-cell>
          <table:table-cell office:value-type="float" office:value="24.11439627" calcext:value-type="float">
            <text:p>24.11439627</text:p>
          </table:table-cell>
          <table:table-cell office:value-type="float" office:value="56.224319838" calcext:value-type="float">
            <text:p>56.224319838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.4277" calcext:value-type="float">
            <text:p>112.4277</text:p>
          </table:table-cell>
          <table:table-cell office:value-type="float" office:value="54.75468" calcext:value-type="float">
            <text:p>54.75468</text:p>
          </table:table-cell>
          <table:table-cell office:value-type="string" calcext:value-type="string">
            <text:p>Pleiades: Taygeta</text:p>
          </table:table-cell>
          <table:table-cell office:value-type="string" calcext:value-type="string">
            <text:p>HR 11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ygeta</text:p>
          </table:table-cell>
          <table:table-cell office:value-type="string" calcext:value-type="string">
            <text:p>HIP 1753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.0292" calcext:value-type="float">
            <text:p>121.0292</text:p>
          </table:table-cell>
          <table:table-cell office:value-type="float" office:value="48.75188" calcext:value-type="float">
            <text:p>48.75188</text:p>
          </table:table-cell>
          <table:table-cell office:value-type="string" calcext:value-type="string">
            <text:p>Pleiades: Maia</text:p>
          </table:table-cell>
          <table:table-cell office:value-type="string" calcext:value-type="string">
            <text:p>HR 11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HIP 17573</text:p>
          </table:table-cell>
          <table:table-cell office:value-type="float" office:value="4.389866533" calcext:value-type="float">
            <text:p>4.389866533</text:p>
          </table:table-cell>
          <table:table-cell office:value-type="float" office:value="59.68549106" calcext:value-type="float">
            <text:p>59.68549106</text:p>
          </table:table-cell>
          <table:table-cell office:value-type="float" office:value="24.36871969" calcext:value-type="float">
            <text:p>24.36871969</text:p>
          </table:table-cell>
          <table:table-cell office:value-type="float" office:value="56.462195999" calcext:value-type="float">
            <text:p>56.462195999</text:p>
          </table:table-cell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.2459" calcext:value-type="float">
            <text:p>120.2459</text:p>
          </table:table-cell>
          <table:table-cell office:value-type="float" office:value="61.54713" calcext:value-type="float">
            <text:p>61.54713</text:p>
          </table:table-cell>
          <table:table-cell office:value-type="string" calcext:value-type="string">
            <text:p>Pleiades: Merope</text:p>
          </table:table-cell>
          <table:table-cell office:value-type="string" calcext:value-type="string">
            <text:p>HR 115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Merope</text:p>
          </table:table-cell>
          <table:table-cell office:value-type="string" calcext:value-type="string">
            <text:p>HIP 17608</text:p>
          </table:table-cell>
          <table:table-cell office:value-type="float" office:value="3.955643081" calcext:value-type="float">
            <text:p>3.955643081</text:p>
          </table:table-cell>
          <table:table-cell office:value-type="float" office:value="59.7043667" calcext:value-type="float">
            <text:p>59.7043667</text:p>
          </table:table-cell>
          <table:table-cell office:value-type="float" office:value="23.94927508" calcext:value-type="float">
            <text:p>23.94927508</text:p>
          </table:table-cell>
          <table:table-cell office:value-type="float" office:value="56.587017801" calcext:value-type="float">
            <text:p>56.587017801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.4277" calcext:value-type="float">
            <text:p>112.4277</text:p>
          </table:table-cell>
          <table:table-cell office:value-type="float" office:value="54.75468" calcext:value-type="float">
            <text:p>54.75468</text:p>
          </table:table-cell>
          <table:table-cell office:value-type="string" calcext:value-type="string">
            <text:p>Pleiades: Alcyone</text:p>
          </table:table-cell>
          <table:table-cell office:value-type="string" calcext:value-type="string">
            <text:p>HR 11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lcyone</text:p>
          </table:table-cell>
          <table:table-cell office:value-type="string" calcext:value-type="string">
            <text:p>HIP 17702</text:p>
          </table:table-cell>
          <table:table-cell office:value-type="float" office:value="4.050899728" calcext:value-type="float">
            <text:p>4.050899728</text:p>
          </table:table-cell>
          <table:table-cell office:value-type="float" office:value="59.99748894" calcext:value-type="float">
            <text:p>59.99748894</text:p>
          </table:table-cell>
          <table:table-cell office:value-type="float" office:value="24.10618542" calcext:value-type="float">
            <text:p>24.10618542</text:p>
          </table:table-cell>
          <table:table-cell office:value-type="float" office:value="56.876600512" calcext:value-type="float">
            <text:p>56.876600512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.4277" calcext:value-type="float">
            <text:p>112.4277</text:p>
          </table:table-cell>
          <table:table-cell office:value-type="float" office:value="54.75468" calcext:value-type="float">
            <text:p>54.75468</text:p>
          </table:table-cell>
          <table:table-cell office:value-type="string" calcext:value-type="string">
            <text:p>Pleiades: Atlas</text:p>
          </table:table-cell>
          <table:table-cell office:value-type="string" calcext:value-type="string">
            <text:p>HR 117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HIP 178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44666" calcext:value-type="float">
            <text:p>83.44666</text:p>
          </table:table-cell>
          <table:table-cell office:value-type="float" office:value="46.62984" calcext:value-type="float">
            <text:p>46.62984</text:p>
          </table:table-cell>
          <table:table-cell/>
          <table:table-cell office:value-type="string" calcext:value-type="string">
            <text:p>HR 12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λ Tau</text:p>
          </table:table-cell>
          <table:table-cell office:value-type="string" calcext:value-type="string">
            <text:p>HIP 18724</text:p>
          </table:table-cell>
          <table:table-cell office:value-type="float" office:value="-7.96025099" calcext:value-type="float">
            <text:p>-7.96025099</text:p>
          </table:table-cell>
          <table:table-cell office:value-type="float" office:value="60.63957058" calcext:value-type="float">
            <text:p>60.63957058</text:p>
          </table:table-cell>
          <table:table-cell office:value-type="float" office:value="12.49090067" calcext:value-type="float">
            <text:p>12.49090067</text:p>
          </table:table-cell>
          <table:table-cell office:value-type="float" office:value="60.175190376" calcext:value-type="float">
            <text:p>60.175190376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.1699" calcext:value-type="float">
            <text:p>112.1699</text:p>
          </table:table-cell>
          <table:table-cell office:value-type="float" office:value="46.02002" calcext:value-type="float">
            <text:p>46.02002</text:p>
          </table:table-cell>
          <table:table-cell/>
          <table:table-cell office:value-type="string" calcext:value-type="string">
            <text:p>HR 125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1 Tau</text:p>
          </table:table-cell>
          <table:table-cell office:value-type="string" calcext:value-type="string">
            <text:p>HIP 19038</text:p>
          </table:table-cell>
          <table:table-cell office:value-type="float" office:value="1.259198008" calcext:value-type="float">
            <text:p>1.259198008</text:p>
          </table:table-cell>
          <table:table-cell office:value-type="float" office:value="63.46112813" calcext:value-type="float">
            <text:p>63.46112813</text:p>
          </table:table-cell>
          <table:table-cell office:value-type="float" office:value="22.08241414" calcext:value-type="float">
            <text:p>22.08241414</text:p>
          </table:table-cell>
          <table:table-cell office:value-type="float" office:value="61.180044518" calcext:value-type="float">
            <text:p>61.180044518</text:p>
          </table:table-cell>
          <table:table-cell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88832" calcext:value-type="float">
            <text:p>96.88832</text:p>
          </table:table-cell>
          <table:table-cell office:value-type="float" office:value="31.32991" calcext:value-type="float">
            <text:p>31.32991</text:p>
          </table:table-cell>
          <table:table-cell office:value-type="string" calcext:value-type="string">
            <text:p>Aldebaran</text:p>
          </table:table-cell>
          <table:table-cell office:value-type="string" calcext:value-type="string">
            <text:p>HR 14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Aldebaran</text:p>
          </table:table-cell>
          <table:table-cell office:value-type="string" calcext:value-type="string">
            <text:p>HIP 21421</text:p>
          </table:table-cell>
          <table:table-cell office:value-type="float" office:value="-5.46902602" calcext:value-type="float">
            <text:p>-5.46902602</text:p>
          </table:table-cell>
          <table:table-cell office:value-type="float" office:value="69.79493535" calcext:value-type="float">
            <text:p>69.79493535</text:p>
          </table:table-cell>
          <table:table-cell office:value-type="float" office:value="16.50842997" calcext:value-type="float">
            <text:p>16.50842997</text:p>
          </table:table-cell>
          <table:table-cell office:value-type="float" office:value="68.986323401" calcext:value-type="float">
            <text:p>68.98632340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3 <text:s/>HR 1457 <text:s text:c="2"/>21421 <text:s text:c="2"/>α Tau <text:s text:c="2"/>Tau <text:s text:c="4"/>Applied in medieval times from its ind-A name al-dabaran, possibly meaning "the Follower," alternatively used as the lunar mansion name for all the Hyades (or again for α Tau alone). The name is thought to refer to this star's following the Pleiades across the sky, or to the Hyades (or α Tau) coming after the Pleiades as a lunar mansion. "Aldebaran" is one of the oldest Arabic star names applied in the West, from the end of the 10th century A.D. <text:s text:c="6"/>Arabic <text:s/>Kunitzsch, Paul; Smart, Tim (2006). A Dictionary of Modern star Names: A Short Guide to 254 Star Names and Their Derivations (2nd rev. ed.). Cambridge, Massachusetts: Sky Pub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3757" calcext:value-type="float">
            <text:p>126.3757</text:p>
          </table:table-cell>
          <table:table-cell office:value-type="float" office:value="25.09133" calcext:value-type="float">
            <text:p>25.09133</text:p>
          </table:table-cell>
          <table:table-cell/>
          <table:table-cell office:value-type="string" calcext:value-type="string">
            <text:p>HR 15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table:number-columns-repeated="2" office:value-type="string" calcext:value-type="string">
            <text:p>HIP 22697</text:p>
          </table:table-cell>
          <table:table-cell office:value-type="float" office:value="5.321147746" calcext:value-type="float">
            <text:p>5.321147746</text:p>
          </table:table-cell>
          <table:table-cell office:value-type="float" office:value="75.13733004" calcext:value-type="float">
            <text:p>75.13733004</text:p>
          </table:table-cell>
          <table:table-cell office:value-type="float" office:value="27.8978988" calcext:value-type="float">
            <text:p>27.8978988</text:p>
          </table:table-cell>
          <table:table-cell office:value-type="float" office:value="73.202952944" calcext:value-type="float">
            <text:p>73.202952944</text:p>
          </table:table-cell>
          <table:table-cell office:value-type="float" office:value="5.95" calcext:value-type="float">
            <text:p>5.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1498" calcext:value-type="float">
            <text:p>108.1498</text:p>
          </table:table-cell>
          <table:table-cell office:value-type="float" office:value="18.1577" calcext:value-type="float">
            <text:p>18.1577</text:p>
          </table:table-cell>
          <table:table-cell/>
          <table:table-cell office:value-type="string" calcext:value-type="string">
            <text:p>HR 165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m Tau</text:p>
          </table:table-cell>
          <table:table-cell office:value-type="string" calcext:value-type="string">
            <text:p>HIP 23835</text:p>
          </table:table-cell>
          <table:table-cell office:value-type="float" office:value="-4.22757736" calcext:value-type="float">
            <text:p>-4.22757736</text:p>
          </table:table-cell>
          <table:table-cell office:value-type="float" office:value="77.53867299" calcext:value-type="float">
            <text:p>77.53867299</text:p>
          </table:table-cell>
          <table:table-cell office:value-type="float" office:value="18.64563797" calcext:value-type="float">
            <text:p>18.64563797</text:p>
          </table:table-cell>
          <table:table-cell office:value-type="float" office:value="76.872793943" calcext:value-type="float">
            <text:p>76.87279394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0 <text:s/>m Tau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pella</text:p>
          </table:table-cell>
          <table:table-cell office:value-type="string" calcext:value-type="string">
            <text:p>HIP 2460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>Capella</text:p>
          </table:table-cell>
          <table:table-cell office:value-type="string" calcext:value-type="string">
            <text:p>HIP 24608</text:p>
          </table:table-cell>
          <table:table-cell office:value-type="float" office:value="22.86115616" calcext:value-type="float">
            <text:p>22.86115616</text:p>
          </table:table-cell>
          <table:table-cell office:value-type="float" office:value="81.86497229" calcext:value-type="float">
            <text:p>81.86497229</text:p>
          </table:table-cell>
          <table:table-cell office:value-type="float" office:value="45.99540741" calcext:value-type="float">
            <text:p>45.99540741</text:p>
          </table:table-cell>
          <table:table-cell office:value-type="float" office:value="79.182016772" calcext:value-type="float">
            <text:p>79.18201677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string" calcext:value-type="string">
            <text:p>Elnath</text:p>
          </table:table-cell>
          <table:table-cell office:value-type="string" calcext:value-type="string">
            <text:p>HR 17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Elnath</text:p>
          </table:table-cell>
          <table:table-cell office:value-type="string" calcext:value-type="string">
            <text:p>HIP 25428</text:p>
          </table:table-cell>
          <table:table-cell office:value-type="float" office:value="5.383700043" calcext:value-type="float">
            <text:p>5.383700043</text:p>
          </table:table-cell>
          <table:table-cell office:value-type="float" office:value="82.58064369" calcext:value-type="float">
            <text:p>82.58064369</text:p>
          </table:table-cell>
          <table:table-cell office:value-type="float" office:value="28.6063679" calcext:value-type="float">
            <text:p>28.6063679</text:p>
          </table:table-cell>
          <table:table-cell office:value-type="float" office:value="81.579526761" calcext:value-type="float">
            <text:p>81.579526761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31 HR 1791 <text:s/>25428 <text:s text:c="2"/>β Tau <text:s text:c="2"/>Ta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3.8151" calcext:value-type="float">
            <text:p>123.8151</text:p>
          </table:table-cell>
          <table:table-cell office:value-type="float" office:value="145.3032" calcext:value-type="float">
            <text:p>145.3032</text:p>
          </table:table-cell>
          <table:table-cell office:value-type="string" calcext:value-type="string">
            <text:p>Tianguan</text:p>
          </table:table-cell>
          <table:table-cell office:value-type="string" calcext:value-type="string">
            <text:p>HR 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ianguan</text:p>
          </table:table-cell>
          <table:table-cell office:value-type="string" calcext:value-type="string">
            <text:p>HIP 26451</text:p>
          </table:table-cell>
          <table:table-cell office:value-type="float" office:value="-2.19574353" calcext:value-type="float">
            <text:p>-2.19574353</text:p>
          </table:table-cell>
          <table:table-cell office:value-type="float" office:value="84.79039795" calcext:value-type="float">
            <text:p>84.79039795</text:p>
          </table:table-cell>
          <table:table-cell office:value-type="float" office:value="21.14263598" calcext:value-type="float">
            <text:p>21.14263598</text:p>
          </table:table-cell>
          <table:table-cell office:value-type="float" office:value="84.417365391" calcext:value-type="float">
            <text:p>84.41736539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38 HR 1910 <text:s/>26451 <text:s text:c="2"/>ζ Tau <text:s text:c="2"/>Tau <text:s text:c="4"/>Chinese single star asterism, a celestial pass along the ecliptic which opens and closes <text:s text:c="7"/>Chinese Rufus+Tien (1945) on the Suzhou Map, Sun and Kistemaker (1997) evaluating Han sources, Sun Shuwei (2022) on the Su Song Ma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-999" calcext:value-type="float">
            <text:p>-999</text:p>
          </table:table-cell>
          <table:table-cell/>
          <table:table-cell office:value-type="string" calcext:value-type="string">
            <text:p>HR 19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130 Tau</text:p>
          </table:table-cell>
          <table:table-cell office:value-type="string" calcext:value-type="string">
            <text:p>HIP 27338</text:p>
          </table:table-cell>
          <table:table-cell office:value-type="float" office:value="-5.67742169" calcext:value-type="float">
            <text:p>-5.67742169</text:p>
          </table:table-cell>
          <table:table-cell office:value-type="float" office:value="86.99949122" calcext:value-type="float">
            <text:p>86.99949122</text:p>
          </table:table-cell>
          <table:table-cell office:value-type="float" office:value="17.72921298" calcext:value-type="float">
            <text:p>17.72921298</text:p>
          </table:table-cell>
          <table:table-cell office:value-type="float" office:value="86.865201882" calcext:value-type="float">
            <text:p>86.865201882</text:p>
          </table:table-cell>
          <table:table-cell office:value-type="float" office:value="5.45" calcext:value-type="float">
            <text:p>5.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-999" calcext:value-type="float">
            <text:p>-999</text:p>
          </table:table-cell>
          <table:table-cell/>
          <table:table-cell office:value-type="string" calcext:value-type="string">
            <text:p>HR 21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ν Ori</text:p>
          </table:table-cell>
          <table:table-cell office:value-type="string" calcext:value-type="string">
            <text:p>HIP 29038</text:p>
          </table:table-cell>
          <table:table-cell office:value-type="float" office:value="-8.65875821" calcext:value-type="float">
            <text:p>-8.65875821</text:p>
          </table:table-cell>
          <table:table-cell office:value-type="float" office:value="91.85748091" calcext:value-type="float">
            <text:p>91.85748091</text:p>
          </table:table-cell>
          <table:table-cell office:value-type="float" office:value="14.76827729" calcext:value-type="float">
            <text:p>14.76827729</text:p>
          </table:table-cell>
          <table:table-cell office:value-type="float" office:value="91.899060953" calcext:value-type="float">
            <text:p>91.899060953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string" calcext:value-type="string">
            <text:p>Propus</text:p>
          </table:table-cell>
          <table:table-cell office:value-type="string" calcext:value-type="string">
            <text:p>HR 2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Propus</text:p>
          </table:table-cell>
          <table:table-cell office:value-type="string" calcext:value-type="string">
            <text:p>HIP 29655</text:p>
          </table:table-cell>
          <table:table-cell office:value-type="float" office:value="-0.8879888" calcext:value-type="float">
            <text:p>-0.8879888</text:p>
          </table:table-cell>
          <table:table-cell office:value-type="float" office:value="93.44149225" calcext:value-type="float">
            <text:p>93.44149225</text:p>
          </table:table-cell>
          <table:table-cell office:value-type="float" office:value="22.50679947" calcext:value-type="float">
            <text:p>22.50679947</text:p>
          </table:table-cell>
          <table:table-cell office:value-type="float" office:value="93.725164695" calcext:value-type="float">
            <text:p>93.7251646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 HR 437 <text:s text:c="2"/>7097 <text:s text:c="3"/>η Psc <text:s text:c="2"/>Psc <text:s text:c="13"/>HR 2216 <text:s text:c="7"/>29655 <text:s text:c="2"/>η Gem <text:s text:c="2"/>Gem <text:s text:c="4"/>Applied in Renaissance times from the Greek word πρόπους, "forward foot used by Ptolemy in the Almagest in describing this star. <text:s text:c="5"/>Greek <text:s text:c="2"/>Kunitzs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-999" calcext:value-type="float">
            <text:p>-999</text:p>
          </table:table-cell>
          <table:table-cell/>
          <table:table-cell office:value-type="string" calcext:value-type="string">
            <text:p>HR 22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HIP 30318</text:p>
          </table:table-cell>
          <table:table-cell office:value-type="float" office:value="-10.7591056" calcext:value-type="float">
            <text:p>-10.7591056</text:p>
          </table:table-cell>
          <table:table-cell office:value-type="float" office:value="95.62021449" calcext:value-type="float">
            <text:p>95.62021449</text:p>
          </table:table-cell>
          <table:table-cell office:value-type="float" office:value="12.56987478" calcext:value-type="float">
            <text:p>12.56987478</text:p>
          </table:table-cell>
          <table:table-cell office:value-type="float" office:value="95.657125881" calcext:value-type="float">
            <text:p>95.6571258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string" calcext:value-type="string">
            <text:p>Alhena</text:p>
          </table:table-cell>
          <table:table-cell office:value-type="string" calcext:value-type="string">
            <text:p>HR 24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lhena</text:p>
          </table:table-cell>
          <table:table-cell office:value-type="string" calcext:value-type="string">
            <text:p>HIP 31681</text:p>
          </table:table-cell>
          <table:table-cell office:value-type="float" office:value="-6.74285099" calcext:value-type="float">
            <text:p>-6.74285099</text:p>
          </table:table-cell>
          <table:table-cell office:value-type="float" office:value="99.11047785" calcext:value-type="float">
            <text:p>99.11047785</text:p>
          </table:table-cell>
          <table:table-cell office:value-type="float" office:value="16.39856993" calcext:value-type="float">
            <text:p>16.39856993</text:p>
          </table:table-cell>
          <table:table-cell office:value-type="float" office:value="99.433987651" calcext:value-type="float">
            <text:p>99.4339876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25 <text:s/>HR 2421 31681 <text:s text:c="2"/>γ Gem <text:s text:c="2"/>Gem <text:s text:c="4"/>Applied in recent times from the ind-A lunar mansion name al-bana, possibly meaning "the Mark on the Neck of a Camel," for γ and ξ Gem, or alternatively for γ, ξ, η, μ, and v Gem. <text:s text:c="4"/>Arabic <text:s/>Kunitzsch, Paul; Smart, Tim (2006). A Dictionary of Modern star Names: A Short Guide to 254 Star Names and Their Derivations (2nd rev. ed.). Cambridge, Massachusetts: Sky Pub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5255" calcext:value-type="float">
            <text:p>47.5255</text:p>
          </table:table-cell>
          <table:table-cell office:value-type="float" office:value="118.5022" calcext:value-type="float">
            <text:p>118.5022</text:p>
          </table:table-cell>
          <table:table-cell office:value-type="string" calcext:value-type="string">
            <text:p>Alzirr</text:p>
          </table:table-cell>
          <table:table-cell office:value-type="string" calcext:value-type="string">
            <text:p>HR 24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Alzirr</text:p>
          </table:table-cell>
          <table:table-cell office:value-type="string" calcext:value-type="string">
            <text:p>HIP 32362</text:p>
          </table:table-cell>
          <table:table-cell office:value-type="float" office:value="-10.1055159" calcext:value-type="float">
            <text:p>-10.1055159</text:p>
          </table:table-cell>
          <table:table-cell office:value-type="float" office:value="101.2142292" calcext:value-type="float">
            <text:p>101.2142292</text:p>
          </table:table-cell>
          <table:table-cell office:value-type="float" office:value="12.89389186" calcext:value-type="float">
            <text:p>12.89389186</text:p>
          </table:table-cell>
          <table:table-cell office:value-type="float" office:value="101.32730563" calcext:value-type="float">
            <text:p>101.32730563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23 HR 2484 <text:s/>32362 <text:s text:c="2"/>ξ Gem <text:s text:c="2"/>G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999" calcext:value-type="float">
            <text:p>-999</text:p>
          </table:table-cell>
          <table:table-cell/>
          <table:table-cell office:value-type="string" calcext:value-type="string">
            <text:p>HR 25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θ Gem</text:p>
          </table:table-cell>
          <table:table-cell office:value-type="string" calcext:value-type="string">
            <text:p>HIP 33018</text:p>
          </table:table-cell>
          <table:table-cell office:value-type="float" office:value="11.0296086" calcext:value-type="float">
            <text:p>11.0296086</text:p>
          </table:table-cell>
          <table:table-cell office:value-type="float" office:value="101.1293019" calcext:value-type="float">
            <text:p>101.1293019</text:p>
          </table:table-cell>
          <table:table-cell office:value-type="float" office:value="33.96015699" calcext:value-type="float">
            <text:p>33.96015699</text:p>
          </table:table-cell>
          <table:table-cell office:value-type="float" office:value="103.20412524" calcext:value-type="float">
            <text:p>103.20412524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30947" calcext:value-type="float">
            <text:p>50.30947</text:p>
          </table:table-cell>
          <table:table-cell office:value-type="float" office:value="98.89025" calcext:value-type="float">
            <text:p>98.89025</text:p>
          </table:table-cell>
          <table:table-cell/>
          <table:table-cell office:value-type="string" calcext:value-type="string">
            <text:p>HR 26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41 Gem</text:p>
          </table:table-cell>
          <table:table-cell office:value-type="string" calcext:value-type="string">
            <text:p>HIP 33715</text:p>
          </table:table-cell>
          <table:table-cell office:value-type="float" office:value="-6.60175956" calcext:value-type="float">
            <text:p>-6.60175956</text:p>
          </table:table-cell>
          <table:table-cell office:value-type="float" office:value="104.5677183" calcext:value-type="float">
            <text:p>104.5677183</text:p>
          </table:table-cell>
          <table:table-cell office:value-type="float" office:value="16.0785718" calcext:value-type="float">
            <text:p>16.0785718</text:p>
          </table:table-cell>
          <table:table-cell office:value-type="float" office:value="105.07171491" calcext:value-type="float">
            <text:p>105.07171491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999" calcext:value-type="float">
            <text:p>-999</text:p>
          </table:table-cell>
          <table:table-cell/>
          <table:table-cell office:value-type="string" calcext:value-type="string">
            <text:p>HR 26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τ Gem</text:p>
          </table:table-cell>
          <table:table-cell office:value-type="string" calcext:value-type="string">
            <text:p>HIP 34693</text:p>
          </table:table-cell>
          <table:table-cell office:value-type="float" office:value="7.753792736" calcext:value-type="float">
            <text:p>7.753792736</text:p>
          </table:table-cell>
          <table:table-cell office:value-type="float" office:value="105.4497733" calcext:value-type="float">
            <text:p>105.4497733</text:p>
          </table:table-cell>
          <table:table-cell office:value-type="float" office:value="30.24383889" calcext:value-type="float">
            <text:p>30.24383889</text:p>
          </table:table-cell>
          <table:table-cell office:value-type="float" office:value="107.79100553" calcext:value-type="float">
            <text:p>107.79100553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4" calcext:value-type="float">
            <text:p>35.4</text:p>
          </table:table-cell>
          <table:table-cell office:value-type="float" office:value="81.51411" calcext:value-type="float">
            <text:p>81.51411</text:p>
          </table:table-cell>
          <table:table-cell/>
          <table:table-cell office:value-type="string" calcext:value-type="string">
            <text:p>HR 27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λ Gem</text:p>
          </table:table-cell>
          <table:table-cell office:value-type="string" calcext:value-type="string">
            <text:p>HIP 35350</text:p>
          </table:table-cell>
          <table:table-cell office:value-type="float" office:value="-5.63533629" calcext:value-type="float">
            <text:p>-5.63533629</text:p>
          </table:table-cell>
          <table:table-cell office:value-type="float" office:value="108.7840055" calcext:value-type="float">
            <text:p>108.7840055</text:p>
          </table:table-cell>
          <table:table-cell office:value-type="float" office:value="16.53956" calcext:value-type="float">
            <text:p>16.53956</text:p>
          </table:table-cell>
          <table:table-cell office:value-type="float" office:value="109.52854314" calcext:value-type="float">
            <text:p>109.52854314</text:p>
          </table:table-cell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85233" calcext:value-type="float">
            <text:p>53.85233</text:p>
          </table:table-cell>
          <table:table-cell office:value-type="float" office:value="64.36998" calcext:value-type="float">
            <text:p>64.36998</text:p>
          </table:table-cell>
          <table:table-cell office:value-type="string" calcext:value-type="string">
            <text:p>Wasat</text:p>
          </table:table-cell>
          <table:table-cell office:value-type="string" calcext:value-type="string">
            <text:p>HR 27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Wasat</text:p>
          </table:table-cell>
          <table:table-cell office:value-type="string" calcext:value-type="string">
            <text:p>HIP 35550</text:p>
          </table:table-cell>
          <table:table-cell office:value-type="float" office:value="-0.17844208" calcext:value-type="float">
            <text:p>-0.17844208</text:p>
          </table:table-cell>
          <table:table-cell office:value-type="float" office:value="108.5246902" calcext:value-type="float">
            <text:p>108.5246902</text:p>
          </table:table-cell>
          <table:table-cell office:value-type="float" office:value="21.98152794" calcext:value-type="float">
            <text:p>21.98152794</text:p>
          </table:table-cell>
          <table:table-cell office:value-type="float" office:value="110.03649036" calcext:value-type="float">
            <text:p>110.0364903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 HR 2777 <text:s/>35550 <text:s text:c="2"/>δ Gem <text:s text:c="2"/>Gem <text:s text:c="4"/>From the Arabic word wasat, "middle," used by a sci-A commentator who was speculating on the meaning of the ind-A constellation name al-jauza'. Reference was made to al-jauza's being in the "middle" (wasat) of the sky (perhaps meaning the celestial equator). The reference was intended to apply to the ind-A figure located in today's Orion, however it was under the constellation which is today Gemini that the reference appeared (note the confusion between Orion and Gemini mentioned under α Ori). Therefore, after <text:s/>transliteration into Latin, it was in Gemini (to δ) that the word "Wasat" was arbitrarily applied as a star name in recent times. <text:s/>Arabi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meisa</text:p>
          </table:table-cell>
          <table:table-cell office:value-type="string" calcext:value-type="string">
            <text:p>HIP 3618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Little Dog</text:p>
          </table:table-cell>
          <table:table-cell office:value-type="string" calcext:value-type="string">
            <text:p>HIP 36188</text:p>
          </table:table-cell>
          <table:table-cell office:value-type="float" office:value="-13.4869151" calcext:value-type="float">
            <text:p>-13.4869151</text:p>
          </table:table-cell>
          <table:table-cell office:value-type="float" office:value="112.1969295" calcext:value-type="float">
            <text:p>112.1969295</text:p>
          </table:table-cell>
          <table:table-cell office:value-type="float" office:value="8.288834367" calcext:value-type="float">
            <text:p>8.288834367</text:p>
          </table:table-cell>
          <table:table-cell office:value-type="float" office:value="111.79279198" calcext:value-type="float">
            <text:p>111.79279198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Lunar Leap Yea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.2925" calcext:value-type="float">
            <text:p>101.2925</text:p>
          </table:table-cell>
          <table:table-cell office:value-type="float" office:value="141.9865" calcext:value-type="float">
            <text:p>141.9865</text:p>
          </table:table-cell>
          <table:table-cell/>
          <table:table-cell office:value-type="string" calcext:value-type="string">
            <text:p>HR 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57 Psc</text:p>
          </table:table-cell>
          <table:table-cell office:value-type="string" calcext:value-type="string">
            <text:p>HIP 3632</text:p>
          </table:table-cell>
          <table:table-cell office:value-type="float" office:value="9.642026823" calcext:value-type="float">
            <text:p>9.642026823</text:p>
          </table:table-cell>
          <table:table-cell office:value-type="float" office:value="16.77406568" calcext:value-type="float">
            <text:p>16.77406568</text:p>
          </table:table-cell>
          <table:table-cell office:value-type="float" office:value="15.4767295" calcext:value-type="float">
            <text:p>15.4767295</text:p>
          </table:table-cell>
          <table:table-cell office:value-type="float" office:value="11.638382861" calcext:value-type="float">
            <text:p>11.638382861</text:p>
          </table:table-cell>
          <table:table-cell office:value-type="float" office:value="5.34" calcext:value-type="float">
            <text:p>5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83071" calcext:value-type="float">
            <text:p>70.83071</text:p>
          </table:table-cell>
          <table:table-cell office:value-type="float" office:value="28.24098" calcext:value-type="float">
            <text:p>28.24098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HR 28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HIP 36850</text:p>
          </table:table-cell>
          <table:table-cell office:value-type="float" office:value="10.09375094" calcext:value-type="float">
            <text:p>10.09375094</text:p>
          </table:table-cell>
          <table:table-cell office:value-type="float" office:value="110.2445114" calcext:value-type="float">
            <text:p>110.2445114</text:p>
          </table:table-cell>
          <table:table-cell office:value-type="float" office:value="31.88560856" calcext:value-type="float">
            <text:p>31.88560856</text:p>
          </table:table-cell>
          <table:table-cell office:value-type="float" office:value="113.65401298" calcext:value-type="float">
            <text:p>113.6540129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2 <text:s/>HR 2891 <text:s text:c="2"/>36850 <text:s text:c="2"/>α Gem <text:s text:c="2"/>Gem <text:s text:c="4"/>From its ancient Greek name Κάστωρ, a character in Greek mythology, the twin of Pollux (β Gem). Reapplied in Renaissance times. Greek <text:s text:c="2"/>Kunitzsch, Paul; Smart, Tim (2006). A Dictionary of Modern star Names: A Short Guide to 254 Star Names and Their Derivations (2nd rev. ed.). Cambridge, Massachusetts: Sky Pub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53873" calcext:value-type="float">
            <text:p>57.53873</text:p>
          </table:table-cell>
          <table:table-cell office:value-type="float" office:value="40.46251" calcext:value-type="float">
            <text:p>40.46251</text:p>
          </table:table-cell>
          <table:table-cell/>
          <table:table-cell office:value-type="string" calcext:value-type="string">
            <text:p>HR 2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υ Gem</text:p>
          </table:table-cell>
          <table:table-cell office:value-type="string" calcext:value-type="string">
            <text:p>HIP 36962</text:p>
          </table:table-cell>
          <table:table-cell office:value-type="float" office:value="5.214980108" calcext:value-type="float">
            <text:p>5.214980108</text:p>
          </table:table-cell>
          <table:table-cell office:value-type="float" office:value="111.3497335" calcext:value-type="float">
            <text:p>111.3497335</text:p>
          </table:table-cell>
          <table:table-cell office:value-type="float" office:value="26.89384299" calcext:value-type="float">
            <text:p>26.89384299</text:p>
          </table:table-cell>
          <table:table-cell office:value-type="float" office:value="113.98638207" calcext:value-type="float">
            <text:p>113.98638207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HIP 3727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Little Dog</text:p>
          </table:table-cell>
          <table:table-cell office:value-type="string" calcext:value-type="string">
            <text:p>HIP 37279</text:p>
          </table:table-cell>
          <table:table-cell office:value-type="float" office:value="-16.027491" calcext:value-type="float">
            <text:p>-16.027491</text:p>
          </table:table-cell>
          <table:table-cell office:value-type="float" office:value="115.7867482" calcext:value-type="float">
            <text:p>115.7867482</text:p>
          </table:table-cell>
          <table:table-cell office:value-type="float" office:value="5.217023103" calcext:value-type="float">
            <text:p>5.217023103</text:p>
          </table:table-cell>
          <table:table-cell office:value-type="float" office:value="114.82527538" calcext:value-type="float">
            <text:p>114.825275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unar Leap Yea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6.8717" calcext:value-type="float">
            <text:p>156.8717</text:p>
          </table:table-cell>
          <table:table-cell office:value-type="float" office:value="121.4289" calcext:value-type="float">
            <text:p>121.4289</text:p>
          </table:table-cell>
          <table:table-cell/>
          <table:table-cell office:value-type="string" calcext:value-type="string">
            <text:p>HR 2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ν And</text:p>
          </table:table-cell>
          <table:table-cell office:value-type="string" calcext:value-type="string">
            <text:p>HIP 3881</text:p>
          </table:table-cell>
          <table:table-cell office:value-type="float" office:value="32.5646484" calcext:value-type="float">
            <text:p>32.5646484</text:p>
          </table:table-cell>
          <table:table-cell office:value-type="float" office:value="29.15283671" calcext:value-type="float">
            <text:p>29.15283671</text:p>
          </table:table-cell>
          <table:table-cell office:value-type="float" office:value="41.08248596" calcext:value-type="float">
            <text:p>41.08248596</text:p>
          </table:table-cell>
          <table:table-cell office:value-type="float" office:value="12.455510973" calcext:value-type="float">
            <text:p>12.455510973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ellus Australis</text:p>
          </table:table-cell>
          <table:table-cell office:value-type="string" calcext:value-type="string">
            <text:p>HIP 429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sellus Australis</text:p>
          </table:table-cell>
          <table:table-cell office:value-type="string" calcext:value-type="string">
            <text:p>HIP 42911</text:p>
          </table:table-cell>
          <table:table-cell office:value-type="float" office:value="0.075414085" calcext:value-type="float">
            <text:p>0.075414085</text:p>
          </table:table-cell>
          <table:table-cell office:value-type="float" office:value="128.726824" calcext:value-type="float">
            <text:p>128.726824</text:p>
          </table:table-cell>
          <table:table-cell office:value-type="float" office:value="18.15134589" calcext:value-type="float">
            <text:p>18.15134589</text:p>
          </table:table-cell>
          <table:table-cell office:value-type="float" office:value="131.17567209" calcext:value-type="float">
            <text:p>131.175672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 Canc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enubi</text:p>
          </table:table-cell>
          <table:table-cell office:value-type="string" calcext:value-type="string">
            <text:p>HIP 4790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Algenubi</text:p>
          </table:table-cell>
          <table:table-cell office:value-type="string" calcext:value-type="string">
            <text:p>HIP 47908</text:p>
          </table:table-cell>
          <table:table-cell office:value-type="float" office:value="9.71446947" calcext:value-type="float">
            <text:p>9.71446947</text:p>
          </table:table-cell>
          <table:table-cell office:value-type="float" office:value="140.7081828" calcext:value-type="float">
            <text:p>140.7081828</text:p>
          </table:table-cell>
          <table:table-cell office:value-type="float" office:value="23.77228787" calcext:value-type="float">
            <text:p>23.77228787</text:p>
          </table:table-cell>
          <table:table-cell office:value-type="float" office:value="146.46582854" calcext:value-type="float">
            <text:p>146.46582854</text:p>
          </table:table-cell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9.006" calcext:value-type="float">
            <text:p>139.006</text:p>
          </table:table-cell>
          <table:table-cell office:value-type="float" office:value="130.4405" calcext:value-type="float">
            <text:p>130.4405</text:p>
          </table:table-cell>
          <table:table-cell/>
          <table:table-cell office:value-type="string" calcext:value-type="string">
            <text:p>HR 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σ Psc</text:p>
          </table:table-cell>
          <table:table-cell office:value-type="string" calcext:value-type="string">
            <text:p>HIP 4889</text:p>
          </table:table-cell>
          <table:table-cell office:value-type="float" office:value="23.08246361" calcext:value-type="float">
            <text:p>23.08246361</text:p>
          </table:table-cell>
          <table:table-cell office:value-type="float" office:value="27.21562523" calcext:value-type="float">
            <text:p>27.21562523</text:p>
          </table:table-cell>
          <table:table-cell office:value-type="float" office:value="31.80697757" calcext:value-type="float">
            <text:p>31.80697757</text:p>
          </table:table-cell>
          <table:table-cell office:value-type="float" office:value="15.706610523" calcext:value-type="float">
            <text:p>15.706610523</text:p>
          </table:table-cell>
          <table:table-cell office:value-type="float" office:value="5.5" calcext:value-type="float">
            <text:p>5.5</text:p>
          </table:table-cell>
          <table:table-cell table:style-name="ce1" office:value-type="string" calcext:value-type="string">
            <text:p>Eastern fish nos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.68202" calcext:value-type="float">
            <text:p>85.68202</text:p>
          </table:table-cell>
          <table:table-cell office:value-type="float" office:value="138.646" calcext:value-type="float">
            <text:p>138.646</text:p>
          </table:table-cell>
          <table:table-cell/>
          <table:table-cell office:value-type="string" calcext:value-type="string">
            <text:p>HR 2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ε Psc</text:p>
          </table:table-cell>
          <table:table-cell office:value-type="string" calcext:value-type="string">
            <text:p>HIP 4906</text:p>
          </table:table-cell>
          <table:table-cell office:value-type="float" office:value="1.094383099" calcext:value-type="float">
            <text:p>1.094383099</text:p>
          </table:table-cell>
          <table:table-cell office:value-type="float" office:value="17.526724" calcext:value-type="float">
            <text:p>17.526724</text:p>
          </table:table-cell>
          <table:table-cell office:value-type="float" office:value="7.891193773" calcext:value-type="float">
            <text:p>7.891193773</text:p>
          </table:table-cell>
          <table:table-cell office:value-type="float" office:value="15.736929963" calcext:value-type="float">
            <text:p>15.736929963</text:p>
          </table:table-cell>
          <table:table-cell office:value-type="float" office:value="4.25" calcext:value-type="float">
            <text:p>4.25</text:p>
          </table:table-cell>
          <table:table-cell table:style-name="ce1" office:value-type="string" calcext:value-type="string">
            <text:p>Western fish string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ulus</text:p>
          </table:table-cell>
          <table:table-cell office:value-type="string" calcext:value-type="string">
            <text:p>HIP 4966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Regulus</text:p>
          </table:table-cell>
          <table:table-cell office:value-type="string" calcext:value-type="string">
            <text:p>HIP 49669</text:p>
          </table:table-cell>
          <table:table-cell office:value-type="float" office:value="0.464502247" calcext:value-type="float">
            <text:p>0.464502247</text:p>
          </table:table-cell>
          <table:table-cell office:value-type="float" office:value="149.8300113" calcext:value-type="float">
            <text:p>149.8300113</text:p>
          </table:table-cell>
          <table:table-cell office:value-type="float" office:value="11.96657981" calcext:value-type="float">
            <text:p>11.96657981</text:p>
          </table:table-cell>
          <table:table-cell office:value-type="float" office:value="152.09367882" calcext:value-type="float">
            <text:p>152.0936788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2 Le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</text:p>
          </table:table-cell>
          <table:table-cell office:value-type="string" calcext:value-type="string">
            <text:p>HIP 539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Big Dipper</text:p>
          </table:table-cell>
          <table:table-cell office:value-type="string" calcext:value-type="string">
            <text:p>HIP 53910</text:p>
          </table:table-cell>
          <table:table-cell office:value-type="float" office:value="45.13027309" calcext:value-type="float">
            <text:p>45.13027309</text:p>
          </table:table-cell>
          <table:table-cell office:value-type="float" office:value="139.4407262" calcext:value-type="float">
            <text:p>139.4407262</text:p>
          </table:table-cell>
          <table:table-cell office:value-type="float" office:value="56.37781083" calcext:value-type="float">
            <text:p>56.37781083</text:p>
          </table:table-cell>
          <table:table-cell office:value-type="float" office:value="165.46409787" calcext:value-type="float">
            <text:p>165.4640978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bhe</text:p>
          </table:table-cell>
          <table:table-cell office:value-type="string" calcext:value-type="string">
            <text:p>HIP 5406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Big Dipper</text:p>
          </table:table-cell>
          <table:table-cell office:value-type="string" calcext:value-type="string">
            <text:p>HIP 54061</text:p>
          </table:table-cell>
          <table:table-cell office:value-type="float" office:value="49.67750268" calcext:value-type="float">
            <text:p>49.67750268</text:p>
          </table:table-cell>
          <table:table-cell office:value-type="float" office:value="135.2017969" calcext:value-type="float">
            <text:p>135.2017969</text:p>
          </table:table-cell>
          <table:table-cell office:value-type="float" office:value="61.74708322" calcext:value-type="float">
            <text:p>61.74708322</text:p>
          </table:table-cell>
          <table:table-cell office:value-type="float" office:value="165.93325947" calcext:value-type="float">
            <text:p>165.93325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.5119" calcext:value-type="float">
            <text:p>116.5119</text:p>
          </table:table-cell>
          <table:table-cell office:value-type="float" office:value="127.7836" calcext:value-type="float">
            <text:p>127.7836</text:p>
          </table:table-cell>
          <table:table-cell/>
          <table:table-cell office:value-type="string" calcext:value-type="string">
            <text:p>HR 3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φ Psc</text:p>
          </table:table-cell>
          <table:table-cell office:value-type="string" calcext:value-type="string">
            <text:p>HIP 5742</text:p>
          </table:table-cell>
          <table:table-cell office:value-type="float" office:value="15.50440164" calcext:value-type="float">
            <text:p>15.50440164</text:p>
          </table:table-cell>
          <table:table-cell office:value-type="float" office:value="26.46211602" calcext:value-type="float">
            <text:p>26.46211602</text:p>
          </table:table-cell>
          <table:table-cell office:value-type="float" office:value="24.58583222" calcext:value-type="float">
            <text:p>24.58583222</text:p>
          </table:table-cell>
          <table:table-cell office:value-type="float" office:value="18.43953244" calcext:value-type="float">
            <text:p>18.43953244</text:p>
          </table:table-cell>
          <table:table-cell office:value-type="float" office:value="4.65" calcext:value-type="float">
            <text:p>4.65</text:p>
          </table:table-cell>
          <table:table-cell table:style-name="ce1" office:value-type="string" calcext:value-type="string">
            <text:p>Eastern fish bod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ebola</text:p>
          </table:table-cell>
          <table:table-cell office:value-type="string" calcext:value-type="string">
            <text:p>HIP 5763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Denebola</text:p>
          </table:table-cell>
          <table:table-cell office:value-type="string" calcext:value-type="string">
            <text:p>HIP 57632</text:p>
          </table:table-cell>
          <table:table-cell office:value-type="float" office:value="12.2632978" calcext:value-type="float">
            <text:p>12.2632978</text:p>
          </table:table-cell>
          <table:table-cell office:value-type="float" office:value="171.6151954" calcext:value-type="float">
            <text:p>171.6151954</text:p>
          </table:table-cell>
          <table:table-cell office:value-type="float" office:value="14.56971764" calcext:value-type="float">
            <text:p>14.56971764</text:p>
          </table:table-cell>
          <table:table-cell office:value-type="float" office:value="177.26124965" calcext:value-type="float">
            <text:p>177.26124965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38372" calcext:value-type="float">
            <text:p>63.38372</text:p>
          </table:table-cell>
          <table:table-cell office:value-type="float" office:value="133.7863" calcext:value-type="float">
            <text:p>133.7863</text:p>
          </table:table-cell>
          <table:table-cell/>
          <table:table-cell office:value-type="string" calcext:value-type="string">
            <text:p>HR 3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HIP 6432</text:p>
          </table:table-cell>
          <table:table-cell office:value-type="float" office:value="-6.46643162" calcext:value-type="float">
            <text:p>-6.46643162</text:p>
          </table:table-cell>
          <table:table-cell office:value-type="float" office:value="19.73315074" calcext:value-type="float">
            <text:p>19.73315074</text:p>
          </table:table-cell>
          <table:table-cell office:value-type="float" office:value="1.726187942" calcext:value-type="float">
            <text:p>1.726187942</text:p>
          </table:table-cell>
          <table:table-cell office:value-type="float" office:value="20.656586845" calcext:value-type="float">
            <text:p>20.656586845</text:p>
          </table:table-cell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ca</text:p>
          </table:table-cell>
          <table:table-cell office:value-type="string" calcext:value-type="string">
            <text:p>HIP 6547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Spica</text:p>
          </table:table-cell>
          <table:table-cell office:value-type="string" calcext:value-type="string">
            <text:p>HIP 65474</text:p>
          </table:table-cell>
          <table:table-cell office:value-type="float" office:value="-2.05468189" calcext:value-type="float">
            <text:p>-2.05468189</text:p>
          </table:table-cell>
          <table:table-cell office:value-type="float" office:value="203.8387318" calcext:value-type="float">
            <text:p>203.8387318</text:p>
          </table:table-cell>
          <table:table-cell office:value-type="float" office:value="-11.1605214" calcext:value-type="float">
            <text:p>-11.1605214</text:p>
          </table:table-cell>
          <table:table-cell office:value-type="float" office:value="-158.7043076" calcext:value-type="float">
            <text:p>-158.704307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 Virg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cturus</text:p>
          </table:table-cell>
          <table:table-cell office:value-type="string" calcext:value-type="string">
            <text:p>HIP 6967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Arcturus</text:p>
          </table:table-cell>
          <table:table-cell office:value-type="string" calcext:value-type="string">
            <text:p>HIP 69673</text:p>
          </table:table-cell>
          <table:table-cell office:value-type="float" office:value="30.71553411" calcext:value-type="float">
            <text:p>30.71553411</text:p>
          </table:table-cell>
          <table:table-cell office:value-type="float" office:value="204.2302913" calcext:value-type="float">
            <text:p>204.2302913</text:p>
          </table:table-cell>
          <table:table-cell office:value-type="float" office:value="19.16440114" calcext:value-type="float">
            <text:p>19.16440114</text:p>
          </table:table-cell>
          <table:table-cell office:value-type="float" office:value="-146.095912" calcext:value-type="float">
            <text:p>-146.09591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oo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rma</text:p>
          </table:table-cell>
          <table:table-cell office:value-type="string" calcext:value-type="string">
            <text:p>HIP 697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Syrma</text:p>
          </table:table-cell>
          <table:table-cell office:value-type="string" calcext:value-type="string">
            <text:p>HIP 69701</text:p>
          </table:table-cell>
          <table:table-cell office:value-type="float" office:value="7.196383901" calcext:value-type="float">
            <text:p>7.196383901</text:p>
          </table:table-cell>
          <table:table-cell office:value-type="float" office:value="213.7945103" calcext:value-type="float">
            <text:p>213.7945103</text:p>
          </table:table-cell>
          <table:table-cell office:value-type="float" office:value="-6.00259379" calcext:value-type="float">
            <text:p>-6.00259379</text:p>
          </table:table-cell>
          <table:table-cell office:value-type="float" office:value="-145.9999239" calcext:value-type="float">
            <text:p>-145.9999239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.72604" calcext:value-type="float">
            <text:p>95.72604</text:p>
          </table:table-cell>
          <table:table-cell office:value-type="float" office:value="118.7353" calcext:value-type="float">
            <text:p>118.7353</text:p>
          </table:table-cell>
          <table:table-cell office:value-type="string" calcext:value-type="string">
            <text:p>Alpherg</text:p>
          </table:table-cell>
          <table:table-cell office:value-type="string" calcext:value-type="string">
            <text:p>HR 4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lpherg</text:p>
          </table:table-cell>
          <table:table-cell office:value-type="string" calcext:value-type="string">
            <text:p>HIP 7097</text:p>
          </table:table-cell>
          <table:table-cell office:value-type="float" office:value="5.378117061" calcext:value-type="float">
            <text:p>5.378117061</text:p>
          </table:table-cell>
          <table:table-cell office:value-type="float" office:value="26.81899773" calcext:value-type="float">
            <text:p>26.81899773</text:p>
          </table:table-cell>
          <table:table-cell office:value-type="float" office:value="15.34735745" calcext:value-type="float">
            <text:p>15.34735745</text:p>
          </table:table-cell>
          <table:table-cell office:value-type="float" office:value="22.873628886" calcext:value-type="float">
            <text:p>22.873628886</text:p>
          </table:table-cell>
          <table:table-cell office:value-type="float" office:value="7.5" calcext:value-type="float">
            <text:p>7.5</text:p>
          </table:table-cell>
          <table:table-cell table:style-name="ce1" office:value-type="string" calcext:value-type="string">
            <text:p>Eastern fish tai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ubenelgenubi</text:p>
          </table:table-cell>
          <table:table-cell office:value-type="string" calcext:value-type="string">
            <text:p>HIP 726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Zubenelgenubi</text:p>
          </table:table-cell>
          <table:table-cell office:value-type="string" calcext:value-type="string">
            <text:p>HIP 72622</text:p>
          </table:table-cell>
          <table:table-cell office:value-type="float" office:value="0.332309911" calcext:value-type="float">
            <text:p>0.332309911</text:p>
          </table:table-cell>
          <table:table-cell office:value-type="float" office:value="225.0778874" calcext:value-type="float">
            <text:p>225.0778874</text:p>
          </table:table-cell>
          <table:table-cell office:value-type="float" office:value="-16.0411028" calcext:value-type="float">
            <text:p>-16.0411028</text:p>
          </table:table-cell>
          <table:table-cell office:value-type="float" office:value="-137.2853445" calcext:value-type="float">
            <text:p>-137.285344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4 Libr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ph</text:p>
          </table:table-cell>
          <table:table-cell office:value-type="string" calcext:value-type="string">
            <text:p>HIP 74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ph</text:p>
          </table:table-cell>
          <table:table-cell office:value-type="string" calcext:value-type="string">
            <text:p>HIP 746</text:p>
          </table:table-cell>
          <table:table-cell office:value-type="float" office:value="51.2215891" calcext:value-type="float">
            <text:p>51.2215891</text:p>
          </table:table-cell>
          <table:table-cell office:value-type="float" office:value="35.12856093" calcext:value-type="float">
            <text:p>35.12856093</text:p>
          </table:table-cell>
          <table:table-cell office:value-type="float" office:value="59.15962753" calcext:value-type="float">
            <text:p>59.15962753</text:p>
          </table:table-cell>
          <table:table-cell office:value-type="float" office:value="2.2976013387" calcext:value-type="float">
            <text:p>2.297601338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rab</text:p>
          </table:table-cell>
          <table:table-cell office:value-type="string" calcext:value-type="string">
            <text:p>HIP 7882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crab</text:p>
          </table:table-cell>
          <table:table-cell office:value-type="string" calcext:value-type="string">
            <text:p>HIP 78820</text:p>
          </table:table-cell>
          <table:table-cell office:value-type="float" office:value="1.007570026" calcext:value-type="float">
            <text:p>1.007570026</text:p>
          </table:table-cell>
          <table:table-cell office:value-type="float" office:value="243.1848227" calcext:value-type="float">
            <text:p>243.1848227</text:p>
          </table:table-cell>
          <table:table-cell office:value-type="float" office:value="-19.8046451" calcext:value-type="float">
            <text:p>-19.8046451</text:p>
          </table:table-cell>
          <table:table-cell office:value-type="float" office:value="-118.6461626" calcext:value-type="float">
            <text:p>-118.6461626</text:p>
          </table:table-cell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.8448" calcext:value-type="float">
            <text:p>70.8448</text:p>
          </table:table-cell>
          <table:table-cell office:value-type="float" office:value="117.6285" calcext:value-type="float">
            <text:p>117.6285</text:p>
          </table:table-cell>
          <table:table-cell/>
          <table:table-cell office:value-type="string" calcext:value-type="string">
            <text:p>HR 48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ν Psc</text:p>
          </table:table-cell>
          <table:table-cell office:value-type="string" calcext:value-type="string">
            <text:p>HIP 7884</text:p>
          </table:table-cell>
          <table:table-cell office:value-type="float" office:value="-4.69444433" calcext:value-type="float">
            <text:p>-4.69444433</text:p>
          </table:table-cell>
          <table:table-cell office:value-type="float" office:value="25.5089799" calcext:value-type="float">
            <text:p>25.5089799</text:p>
          </table:table-cell>
          <table:table-cell office:value-type="float" office:value="5.488188234" calcext:value-type="float">
            <text:p>5.488188234</text:p>
          </table:table-cell>
          <table:table-cell office:value-type="float" office:value="25.360276799" calcext:value-type="float">
            <text:p>25.360276799</text:p>
          </table:table-cell>
          <table:table-cell office:value-type="float" office:value="4.45" calcext:value-type="float">
            <text:p>4.45</text:p>
          </table:table-cell>
          <table:table-cell table:style-name="ce1" office:value-type="string" calcext:value-type="string">
            <text:p>Western fish string, Moon’s eclipt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tares</text:p>
          </table:table-cell>
          <table:table-cell office:value-type="string" calcext:value-type="string">
            <text:p>HIP 8076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ntares</text:p>
          </table:table-cell>
          <table:table-cell office:value-type="string" calcext:value-type="string">
            <text:p>HIP 80763</text:p>
          </table:table-cell>
          <table:table-cell office:value-type="float" office:value="-4.57000141" calcext:value-type="float">
            <text:p>-4.57000141</text:p>
          </table:table-cell>
          <table:table-cell office:value-type="float" office:value="249.7567861" calcext:value-type="float">
            <text:p>249.7567861</text:p>
          </table:table-cell>
          <table:table-cell office:value-type="float" office:value="-26.4312042" calcext:value-type="float">
            <text:p>-26.4312042</text:p>
          </table:table-cell>
          <table:table-cell office:value-type="float" office:value="-112.6541497" calcext:value-type="float">
            <text:p>-112.65414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8 Scorpi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HIP 9126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yr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HIP 91262</text:p>
          </table:table-cell>
          <table:table-cell office:value-type="float" office:value="61.73672951" calcext:value-type="float">
            <text:p>61.73672951</text:p>
          </table:table-cell>
          <table:table-cell office:value-type="float" office:value="285.3068417" calcext:value-type="float">
            <text:p>285.3068417</text:p>
          </table:table-cell>
          <table:table-cell office:value-type="float" office:value="38.7869209" calcext:value-type="float">
            <text:p>38.7869209</text:p>
          </table:table-cell>
          <table:table-cell office:value-type="float" office:value="-80.77167827" calcext:value-type="float">
            <text:p>-80.77167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nki</text:p>
          </table:table-cell>
          <table:table-cell office:value-type="string" calcext:value-type="string">
            <text:p>HIP 9285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Nunki</text:p>
          </table:table-cell>
          <table:table-cell office:value-type="string" calcext:value-type="string">
            <text:p>HIP 92855</text:p>
          </table:table-cell>
          <table:table-cell office:value-type="float" office:value="-3.45006572" calcext:value-type="float">
            <text:p>-3.45006572</text:p>
          </table:table-cell>
          <table:table-cell office:value-type="float" office:value="282.3797355" calcext:value-type="float">
            <text:p>282.3797355</text:p>
          </table:table-cell>
          <table:table-cell office:value-type="float" office:value="-26.2977879" calcext:value-type="float">
            <text:p>-26.2977879</text:p>
          </table:table-cell>
          <table:table-cell office:value-type="float" office:value="-76.18978347" calcext:value-type="float">
            <text:p>-76.18978347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7 Sagitariu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HIP 9764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HIP 97649</text:p>
          </table:table-cell>
          <table:table-cell office:value-type="float" office:value="29.30697265" calcext:value-type="float">
            <text:p>29.30697265</text:p>
          </table:table-cell>
          <table:table-cell office:value-type="float" office:value="301.7761452" calcext:value-type="float">
            <text:p>301.7761452</text:p>
          </table:table-cell>
          <table:table-cell office:value-type="float" office:value="8.871712428" calcext:value-type="float">
            <text:p>8.871712428</text:p>
          </table:table-cell>
          <table:table-cell office:value-type="float" office:value="-62.30515852" calcext:value-type="float">
            <text:p>-62.3051585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gle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.1031" calcext:value-type="float">
            <text:p>119.1031</text:p>
          </table:table-cell>
          <table:table-cell office:value-type="float" office:value="102.6168" calcext:value-type="float">
            <text:p>102.6168</text:p>
          </table:table-cell>
          <table:table-cell office:value-type="string" calcext:value-type="string">
            <text:p>Hamal</text:p>
          </table:table-cell>
          <table:table-cell office:value-type="string" calcext:value-type="string">
            <text:p>HR 6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Hamal</text:p>
          </table:table-cell>
          <table:table-cell office:value-type="string" calcext:value-type="string">
            <text:p>HIP 9884</text:p>
          </table:table-cell>
          <table:table-cell office:value-type="float" office:value="9.964961307" calcext:value-type="float">
            <text:p>9.964961307</text:p>
          </table:table-cell>
          <table:table-cell office:value-type="float" office:value="37.66700911" calcext:value-type="float">
            <text:p>37.66700911</text:p>
          </table:table-cell>
          <table:table-cell office:value-type="float" office:value="23.46380209" calcext:value-type="float">
            <text:p>23.46380209</text:p>
          </table:table-cell>
          <table:table-cell office:value-type="float" office:value="31.797982866" calcext:value-type="float">
            <text:p>31.797982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 HR 617 <text:s text:c="2"/>9884 <text:s text:c="3"/>α Ari <text:s text:c="2"/>Ari <text:s text:c="4"/>Applied in recent times from the Arabic constellation name, al-hamal, "the Lamb for Aries. al-hamal seems to belong to those zodiacal constellation names already known in Arabic times."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.2186" calcext:value-type="float">
            <text:p>154.2186</text:p>
          </table:table-cell>
          <table:table-cell office:value-type="float" office:value="44.34876" calcext:value-type="float">
            <text:p>44.348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.3646" calcext:value-type="float">
            <text:p>38.3646</text:p>
          </table:table-cell>
          <table:table-cell office:value-type="float" office:value="81.51411" calcext:value-type="float">
            <text:p>81.51411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9:49:00.402540871</dc:date>
    <meta:editing-duration>PT54M1S</meta:editing-duration>
    <meta:editing-cycles>1</meta:editing-cycles>
    <meta:document-statistic meta:table-count="1" meta:cell-count="899" meta:object-count="0"/>
    <meta:generator>LibreOffice/7.3.7.2$Linux_X86_64 LibreOffice_project/30$Build-2</meta:generator>
  </office:meta>
</office:document-meta>
</file>